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 manifest:full-path="Configurations2/toolbar/standardbar.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ExportAs.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verlock" svg:font-family="Overlock" style:font-adornments="Regular"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32cm"/>
    </style:style>
    <style:style style:name="co2" style:family="table-column">
      <style:table-column-properties fo:break-before="auto" style:column-width="2.267cm"/>
    </style:style>
    <style:style style:name="co3" style:family="table-column">
      <style:table-column-properties fo:break-before="auto" style:column-width="1.827cm"/>
    </style:style>
    <style:style style:name="co4" style:family="table-column">
      <style:table-column-properties fo:break-before="auto" style:column-width="6.384cm"/>
    </style:style>
    <style:style style:name="co5" style:family="table-column">
      <style:table-column-properties fo:break-before="auto" style:column-width="0.54cm"/>
    </style:style>
    <style:style style:name="co6" style:family="table-column">
      <style:table-column-properties fo:break-before="auto" style:column-width="3.378cm"/>
    </style:style>
    <style:style style:name="ro1" style:family="table-row">
      <style:table-row-properties style:row-height="1.046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4pt" style:font-size-asian="24pt" style:font-size-complex="24pt"/>
    </style:style>
    <style:style style:name="ce2" style:family="table-cell" style:parent-style-name="Default">
      <style:table-cell-properties fo:background-color="#e6e6ff"/>
    </style:style>
    <style:style style:name="ce3" style:family="table-cell" style:parent-style-name="Default">
      <style:table-cell-properties style:vertical-align="middle"/>
      <style:text-properties style:font-size-asian="18pt" style:font-size-complex="18pt"/>
    </style:style>
    <style:style style:name="ce4" style:family="table-cell" style:parent-style-name="Default">
      <style:table-cell-properties fo:wrap-option="no-wrap"/>
      <style:text-properties style:use-window-font-color="true" style:text-outline="false" style:text-line-through-style="none"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mA">
      <style:table-cell-properties fo:background-color="#e6ff00"/>
    </style:style>
    <style:style style:name="ce6" style:family="table-cell" style:parent-style-name="kΩ">
      <style:table-cell-properties fo:background-color="#e6ff00"/>
    </style:style>
    <style:style style:name="ce7" style:family="table-cell" style:parent-style-name="mW">
      <style:text-properties fo:color="#cccccc"/>
    </style:style>
    <style:style style:name="ce8" style:family="table-cell" style:parent-style-name="V">
      <style:text-properties fo:color="#cccccc"/>
    </style:style>
    <style:style style:name="ce9" style:family="table-cell" style:parent-style-name="Default">
      <style:text-properties fo:color="#cccccc"/>
    </style:style>
    <style:style style:name="ce10" style:family="table-cell" style:parent-style-name="mW">
      <style:table-cell-properties fo:background-color="#ffb400" style:text-align-source="fix" style:repeat-content="false"/>
      <style:paragraph-properties fo:text-align="center" fo:margin-left="0cm"/>
    </style:style>
    <style:style style:name="ce11" style:family="table-cell" style:parent-style-name="Default">
      <style:table-cell-properties style:text-align-source="fix" style:repeat-content="false"/>
      <style:paragraph-properties fo:text-align="end" fo:margin-left="0cm"/>
    </style:style>
    <style:style style:name="ce12" style:family="table-cell" style:parent-style-name="Default">
      <style:table-cell-properties fo:wrap-option="wrap"/>
      <style:text-properties style:use-window-font-color="true" style:text-outline="false" style:text-line-through-style="none"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style:text-align-source="fix" style:repeat-content="false"/>
      <style:paragraph-properties fo:text-align="start" fo:margin-left="0cm"/>
    </style:style>
    <style:style style:name="T1" style:family="text">
      <style:text-properties fo:language="en" fo:country="US"/>
    </style:style>
  </office:automatic-styles>
  <office:body>
    <office:spreadsheet>
      <table:table table:name="Others" table:style-name="ta1" table:print-ranges="Others.A1:Others.J40">
        <table:table-column table:style-name="co1" table:default-cell-style-name="Default"/>
        <table:table-column table:style-name="co2" table:default-cell-style-name="Default"/>
        <table:table-column table:style-name="co3" table:number-columns-repeated="4"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2" table:number-columns-repeated="1014" table:default-cell-style-name="Default"/>
        <table:table-row table:style-name="ro1">
          <table:table-cell table:style-name="ce1" office:value-type="string">
            <text:p>TI TLC5971</text:p>
          </table:table-cell>
          <table:table-cell table:number-columns-repeated="1023"/>
        </table:table-row>
        <table:table-row table:style-name="ro2">
          <table:table-cell table:style-name="ce2" table:number-columns-repeated="1024"/>
        </table:table-row>
        <table:table-row table:style-name="ro2">
          <table:table-cell table:style-name="ce3" office:value-type="string">
            <text:p>Reference Resistor:</text:p>
          </table:table-cell>
          <table:table-cell table:number-columns-repeated="1023"/>
        </table:table-row>
        <table:table-row table:style-name="ro2">
          <table:table-cell table:number-columns-repeated="1024"/>
        </table:table-row>
        <table:table-row table:style-name="ro3">
          <table:table-cell office:value-type="string">
            <text:p>RIREF (kΩ) = </text:p>
          </table:table-cell>
          <table:table-cell office:value-type="string">
            <text:p>( VIREF (V) / IOLCMax (mA) ) * 41</text:p>
          </table:table-cell>
          <table:table-cell table:number-columns-repeated="4"/>
          <table:table-cell table:style-name="ce11" office:value-type="string">
            <text:p>RIREF (kΩ)</text:p>
          </table:table-cell>
          <table:table-cell table:style-name="ce13" office:value-type="string">
            <text:p>=</text:p>
          </table:table-cell>
          <table:table-cell table:style-name="ce14" office:value-type="string">
            <text:p><text:s/>( VIREF (V) / IOLCMax (mA) ) * 41</text:p>
          </table:table-cell>
          <table:table-cell office:value-type="string">
            <text:p>| / 41</text:p>
          </table:table-cell>
          <table:table-cell/>
          <table:table-cell office:value-type="string">
            <text:p>R1</text:p>
          </table:table-cell>
          <table:table-cell table:style-name="kΩ" office:value-type="float" office:value="4.7">
            <text:p>4,70 kΩ</text:p>
          </table:table-cell>
          <table:table-cell table:number-columns-repeated="1011"/>
        </table:table-row>
        <table:table-row table:style-name="ro3">
          <table:table-cell table:number-columns-repeated="6"/>
          <table:table-cell table:style-name="ce11" office:value-type="string">
            <text:p>RIREF (kΩ) /41</text:p>
          </table:table-cell>
          <table:table-cell table:style-name="ce13" office:value-type="string">
            <text:p>=</text:p>
          </table:table-cell>
          <table:table-cell table:style-name="ce14" office:value-type="string">
            <text:p>VIREF (V) / IOLCMax (mA)</text:p>
          </table:table-cell>
          <table:table-cell office:value-type="string">
            <text:p>| swap</text:p>
          </table:table-cell>
          <table:table-cell/>
          <table:table-cell office:value-type="string">
            <text:p>R2</text:p>
          </table:table-cell>
          <table:table-cell table:style-name="kΩ" office:value-type="float" office:value="4.7">
            <text:p>4,70 kΩ</text:p>
          </table:table-cell>
          <table:table-cell table:number-columns-repeated="1011"/>
        </table:table-row>
        <table:table-row table:style-name="ro3">
          <table:table-cell office:value-type="string">
            <text:p>VIREF</text:p>
          </table:table-cell>
          <table:table-cell table:style-name="V" office:value-type="float" office:value="1.21">
            <text:p>1,2 V</text:p>
          </table:table-cell>
          <table:table-cell table:number-columns-repeated="4"/>
          <table:table-cell table:style-name="ce11" office:value-type="string">
            <text:p>41 / RIREF (kΩ)</text:p>
          </table:table-cell>
          <table:table-cell table:style-name="ce13" office:value-type="string">
            <text:p>=</text:p>
          </table:table-cell>
          <table:table-cell table:style-name="ce14" office:value-type="string">
            <text:p>IOLCMax (mA) / VIREF (V)</text:p>
          </table:table-cell>
          <table:table-cell office:value-type="string">
            <text:p>|* VIREF (V)</text:p>
          </table:table-cell>
          <table:table-cell/>
          <table:table-cell office:value-type="string">
            <text:p>Rgesamt</text:p>
          </table:table-cell>
          <table:table-cell table:style-name="kΩ" table:formula="of:=1/((1/[.M5])+(1/[.M6]))" office:value-type="float" office:value="2.35">
            <text:p>2,35 kΩ</text:p>
          </table:table-cell>
          <table:table-cell table:number-columns-repeated="1011"/>
        </table:table-row>
        <table:table-row table:style-name="ro2">
          <table:table-cell office:value-type="string">
            <text:p>IOLCMax</text:p>
          </table:table-cell>
          <table:table-cell table:style-name="ce5" office:value-type="float" office:value="20">
            <text:p>20 mA</text:p>
          </table:table-cell>
          <table:table-cell table:number-columns-repeated="4"/>
          <table:table-cell table:style-name="ce11" office:value-type="string">
            <text:p>(41 / RIREF (kΩ)) * VIREF (V)</text:p>
          </table:table-cell>
          <table:table-cell table:style-name="ce13" office:value-type="string">
            <text:p>=</text:p>
          </table:table-cell>
          <table:table-cell table:style-name="ce14" office:value-type="string">
            <text:p>IOLCMax (mA)</text:p>
          </table:table-cell>
          <table:table-cell table:number-columns-repeated="1015"/>
        </table:table-row>
        <table:table-row table:style-name="ro2">
          <table:table-cell table:number-columns-repeated="1024"/>
        </table:table-row>
        <table:table-row table:style-name="ro2">
          <table:table-cell office:value-type="string">
            <text:p>RIREF</text:p>
          </table:table-cell>
          <table:table-cell table:style-name="kΩ" table:formula="of:=([.B7]/[.B8])*41" office:value-type="float" office:value="2.4805">
            <text:p>2,48 kΩ</text:p>
          </table:table-cell>
          <table:table-cell table:number-columns-repeated="4"/>
          <table:table-cell table:style-name="ce11" office:value-type="string">
            <text:p>RIREF (kΩ)</text:p>
          </table:table-cell>
          <table:table-cell table:style-name="ce13" office:value-type="string">
            <text:p>=</text:p>
          </table:table-cell>
          <table:table-cell table:style-name="ce14" office:value-type="string">
            <text:p><text:s/>( VIREF (V) / IOLCMax (mA) ) * 41</text:p>
          </table:table-cell>
          <table:table-cell office:value-type="string">
            <text:p>| / 41</text:p>
          </table:table-cell>
          <table:table-cell table:number-columns-repeated="1014"/>
        </table:table-row>
        <table:table-row table:style-name="ro2">
          <table:table-cell table:number-columns-repeated="6"/>
          <table:table-cell table:style-name="ce11" office:value-type="string">
            <text:p>RIREF (kΩ) /41</text:p>
          </table:table-cell>
          <table:table-cell table:style-name="ce13" office:value-type="string">
            <text:p>=</text:p>
          </table:table-cell>
          <table:table-cell table:style-name="ce14" office:value-type="string">
            <text:p>VIREF (V) / IOLCMax (mA)</text:p>
          </table:table-cell>
          <table:table-cell office:value-type="string">
            <text:p>| * IOLCMax (mA)</text:p>
          </table:table-cell>
          <table:table-cell table:number-columns-repeated="1014"/>
        </table:table-row>
        <table:table-row table:style-name="ro2">
          <table:table-cell table:number-columns-repeated="6"/>
          <table:table-cell table:style-name="ce11" office:value-type="string">
            <text:p>(RIREF (kΩ) /41) * IOLCMax (mA) </text:p>
          </table:table-cell>
          <table:table-cell table:style-name="ce13" office:value-type="string">
            <text:p>=</text:p>
          </table:table-cell>
          <table:table-cell office:value-type="string">
            <text:p>VIREF (V)</text:p>
          </table:table-cell>
          <table:table-cell table:number-columns-repeated="1015"/>
        </table:table-row>
        <table:table-row table:style-name="ro2">
          <table:table-cell office:value-type="string">
            <text:p>RIREF</text:p>
          </table:table-cell>
          <table:table-cell table:style-name="ce6" office:value-type="float" office:value="2.4">
            <text:p>2,40 kΩ</text:p>
          </table:table-cell>
          <table:table-cell table:number-columns-repeated="1022"/>
        </table:table-row>
        <table:table-row table:style-name="ro2">
          <table:table-cell office:value-type="string">
            <text:p>IOLCMax</text:p>
          </table:table-cell>
          <table:table-cell table:style-name="_30__2c_00_20_mA" table:formula="of:=(41/[.B13])*[.B7]" office:value-type="float" office:value="20.6708333333333">
            <text:p>20,67 mA</text:p>
          </table:table-cell>
          <table:table-cell table:number-columns-repeated="1022"/>
        </table:table-row>
        <table:table-row table:style-name="ro2">
          <table:table-cell table:number-columns-repeated="1024"/>
        </table:table-row>
        <table:table-row table:style-name="ro2">
          <table:table-cell table:style-name="ce2" table:number-columns-repeated="1024"/>
        </table:table-row>
        <table:table-row table:style-name="ro3">
          <table:table-cell office:value-type="string">
            <text:p>Power <text:span text:style-name="T1">Dissipation</text:span></text:p>
          </table:table-cell>
          <table:table-cell/>
          <table:table-cell office:value-type="string" table:number-columns-spanned="7" table:number-rows-spanned="1">
            <text:p>http://e2e.ti.com/support/power_management/led_driver/f/192/t/253495</text:p>
          </table:table-cell>
          <table:covered-table-cell table:number-columns-repeated="6"/>
          <table:table-cell table:number-columns-repeated="1015"/>
        </table:table-row>
        <table:table-row table:style-name="ro2">
          <table:table-cell table:number-columns-repeated="1024"/>
        </table:table-row>
        <table:table-row table:style-name="ro2">
          <table:table-cell/>
          <table:table-cell office:value-type="string">
            <text:p>LED Color</text:p>
          </table:table-cell>
          <table:table-cell office:value-type="string">
            <text:p>Red</text:p>
          </table:table-cell>
          <table:table-cell office:value-type="string">
            <text:p>Green</text:p>
          </table:table-cell>
          <table:table-cell office:value-type="string">
            <text:p>Blue</text:p>
          </table:table-cell>
          <table:table-cell table:number-columns-repeated="1019"/>
        </table:table-row>
        <table:table-row table:style-name="ro2">
          <table:table-cell table:number-columns-repeated="1024"/>
        </table:table-row>
        <table:table-row table:style-name="ro3">
          <table:table-cell table:style-name="ce4" office:value-type="string">
            <text:p>PD = (VCC * ICC) +  (VOUT * IOLCMax * N * (BCn/127) * dPWM) </text:p>
          </table:table-cell>
          <table:table-cell table:number-columns-repeated="5"/>
          <table:table-cell table:style-name="ce12" office:value-type="string">
            <text:p>Where:</text:p>
          </table:table-cell>
          <table:table-cell table:number-columns-repeated="1017"/>
        </table:table-row>
        <table:table-row table:style-name="ro2">
          <table:table-cell office:value-type="string" table:number-columns-spanned="5" table:number-rows-spanned="1">
            <text:p>PD</text:p>
          </table:table-cell>
          <table:covered-table-cell table:style-name="mW"/>
          <table:covered-table-cell table:number-columns-repeated="3"/>
          <table:table-cell table:style-name="ce10" table:formula="of:=[.B23]+[.C24]+[.D24]+[.E24]" office:value-type="float" office:value="622">
            <text:p>622 mW</text:p>
          </table:table-cell>
          <table:table-cell table:style-name="ce4" office:value-type="string">
            <text:p>· PD = device power dissipation</text:p>
          </table:table-cell>
          <table:table-cell table:number-columns-repeated="1017"/>
        </table:table-row>
        <table:table-row table:style-name="ro2">
          <table:table-cell office:value-type="string">
            <text:p>PD device</text:p>
          </table:table-cell>
          <table:table-cell table:style-name="mW" table:formula="of:=[.B26]*[.B27]" office:value-type="float" office:value="110">
            <text:p>110 mW</text:p>
          </table:table-cell>
          <table:table-cell table:style-name="mW" table:number-columns-repeated="4"/>
          <table:table-cell table:style-name="ce4"/>
          <table:table-cell table:number-columns-repeated="1017"/>
        </table:table-row>
        <table:table-row table:style-name="ro2">
          <table:table-cell office:value-type="string">
            <text:p>PD LEDOut</text:p>
          </table:table-cell>
          <table:table-cell table:style-name="ce7" table:formula="of:=[.B28]*[.B29]*[.B30]*([.B31]/127)*[.B32]" office:value-type="float" office:value="224">
            <text:p>224 mW</text:p>
          </table:table-cell>
          <table:table-cell table:style-name="mW" table:formula="of:=[.$B$29]*[.$B$30]*[.C28]" office:value-type="float" office:value="224">
            <text:p>224 mW</text:p>
          </table:table-cell>
          <table:table-cell table:style-name="mW" table:formula="of:=[.$B$29]*[.$B$30]*[.D28]" office:value-type="float" office:value="144">
            <text:p>144 mW</text:p>
          </table:table-cell>
          <table:table-cell table:style-name="mW" table:formula="of:=[.$B$29]*[.$B$30]*[.E28]" office:value-type="float" office:value="144">
            <text:p>144 mW</text:p>
          </table:table-cell>
          <table:table-cell table:style-name="mW"/>
          <table:table-cell table:style-name="ce4"/>
          <table:table-cell table:number-columns-repeated="1017"/>
        </table:table-row>
        <table:table-row table:style-name="ro2">
          <table:table-cell table:number-columns-repeated="6"/>
          <table:table-cell table:style-name="ce4"/>
          <table:table-cell table:number-columns-repeated="1017"/>
        </table:table-row>
        <table:table-row table:style-name="ro2">
          <table:table-cell office:value-type="string">
            <text:p>VCC</text:p>
          </table:table-cell>
          <table:table-cell table:style-name="V" office:value-type="float" office:value="5">
            <text:p>5,0 V</text:p>
          </table:table-cell>
          <table:table-cell table:number-columns-repeated="4"/>
          <table:table-cell table:style-name="ce4" office:value-type="string">
            <text:p>· VCC = device supply voltage</text:p>
          </table:table-cell>
          <table:table-cell table:number-columns-repeated="1017"/>
        </table:table-row>
        <table:table-row table:style-name="ro2">
          <table:table-cell office:value-type="string">
            <text:p>ICC</text:p>
          </table:table-cell>
          <table:table-cell table:style-name="mA" office:value-type="float" office:value="22">
            <text:p>22 mA</text:p>
          </table:table-cell>
          <table:table-cell table:number-columns-repeated="4"/>
          <table:table-cell table:style-name="ce4" office:value-type="string">
            <text:p>· ICC = device supply current</text:p>
          </table:table-cell>
          <table:table-cell table:number-columns-repeated="1017"/>
        </table:table-row>
        <table:table-row table:style-name="ro2">
          <table:table-cell office:value-type="string">
            <text:p>VOUT</text:p>
          </table:table-cell>
          <table:table-cell table:style-name="ce8" table:formula="of:=[.B36]" office:value-type="float" office:value="2.8">
            <text:p>2,8 V</text:p>
          </table:table-cell>
          <table:table-cell table:style-name="V" table:formula="of:=[.C36]" office:value-type="float" office:value="2.8">
            <text:p>2,8 V</text:p>
          </table:table-cell>
          <table:table-cell table:style-name="V" table:formula="of:=[.D36]" office:value-type="float" office:value="1.8">
            <text:p>1,8 V</text:p>
          </table:table-cell>
          <table:table-cell table:style-name="V" table:formula="of:=[.E36]" office:value-type="float" office:value="1.8">
            <text:p>1,8 V</text:p>
          </table:table-cell>
          <table:table-cell table:style-name="V"/>
          <table:table-cell table:style-name="ce4" office:value-type="string">
            <text:p>· VOUT = OUTn voltage when driving LED current</text:p>
          </table:table-cell>
          <table:table-cell table:number-columns-repeated="1017"/>
        </table:table-row>
        <table:table-row table:style-name="ro2">
          <table:table-cell office:value-type="string">
            <text:p>IOLCMax</text:p>
          </table:table-cell>
          <table:table-cell table:style-name="mA" office:value-type="float" office:value="20">
            <text:p>20 mA</text:p>
          </table:table-cell>
          <table:table-cell table:number-columns-repeated="4"/>
          <table:table-cell table:style-name="ce4" office:value-type="string">
            <text:p>· IOLCMax = LED current adjusted by RIREF resistor</text:p>
          </table:table-cell>
          <table:table-cell table:number-columns-repeated="1017"/>
        </table:table-row>
        <table:table-row table:style-name="ro2">
          <table:table-cell office:value-type="string">
            <text:p>N</text:p>
          </table:table-cell>
          <table:table-cell table:style-name="valuesWithUnit" office:value-type="float" office:value="4">
            <text:p>4</text:p>
          </table:table-cell>
          <table:table-cell table:number-columns-repeated="4"/>
          <table:table-cell table:style-name="ce4" office:value-type="string">
            <text:p>· N = number of OUTn driving LED at the same time</text:p>
          </table:table-cell>
          <table:table-cell table:number-columns-repeated="1017"/>
        </table:table-row>
        <table:table-row table:style-name="ro2">
          <table:table-cell office:value-type="string">
            <text:p>Bcn</text:p>
          </table:table-cell>
          <table:table-cell office:value-type="float" office:value="127">
            <text:p>127</text:p>
          </table:table-cell>
          <table:table-cell table:number-columns-repeated="4"/>
          <table:table-cell table:style-name="ce4" office:value-type="string">
            <text:p>· BCn = BC value for OUTn</text:p>
          </table:table-cell>
          <table:table-cell table:number-columns-repeated="1017"/>
        </table:table-row>
        <table:table-row table:style-name="ro2">
          <table:table-cell office:value-type="string">
            <text:p>dPWM</text:p>
          </table:table-cell>
          <table:table-cell office:value-type="float" office:value="1">
            <text:p>1</text:p>
          </table:table-cell>
          <table:table-cell table:number-columns-repeated="4"/>
          <table:table-cell table:style-name="ce4" office:value-type="string">
            <text:p>· dPWM = duty cycle defined by GS PWM value </text:p>
          </table:table-cell>
          <table:table-cell table:number-columns-repeated="1017"/>
        </table:table-row>
        <table:table-row table:style-name="ro2" table:number-rows-repeated="2">
          <table:table-cell table:number-columns-repeated="1024"/>
        </table:table-row>
        <table:table-row table:style-name="ro2">
          <table:table-cell table:style-name="ce4" office:value-type="string">
            <text:p>VOUT = VLED - (Vf * N) </text:p>
          </table:table-cell>
          <table:table-cell table:number-columns-repeated="1023"/>
        </table:table-row>
        <table:table-row table:style-name="ro2">
          <table:table-cell office:value-type="string">
            <text:p>VOUT</text:p>
          </table:table-cell>
          <table:table-cell table:style-name="ce9" table:formula="of:=[.$B$37]-([.B38]*[.$B$39])" office:value-type="float" office:value="2.8">
            <text:p>2,8</text:p>
          </table:table-cell>
          <table:table-cell table:style-name="V" table:formula="of:=[.$B$37]-([.C38]*[.$B$39])" office:value-type="float" office:value="2.8">
            <text:p>2,8 V</text:p>
          </table:table-cell>
          <table:table-cell table:style-name="V" table:formula="of:=[.$B$37]-([.D38]*[.$B$39])" office:value-type="float" office:value="1.8">
            <text:p>1,8 V</text:p>
          </table:table-cell>
          <table:table-cell table:style-name="V" table:formula="of:=[.$B$37]-([.E38]*[.$B$39])" office:value-type="float" office:value="1.8">
            <text:p>1,8 V</text:p>
          </table:table-cell>
          <table:table-cell table:style-name="V"/>
          <table:table-cell table:number-columns-repeated="1018"/>
        </table:table-row>
        <table:table-row table:style-name="ro2">
          <table:table-cell office:value-type="string">
            <text:p>VLED</text:p>
          </table:table-cell>
          <table:table-cell table:formula="of:=[.B26]" office:value-type="float" office:value="5">
            <text:p>5</text:p>
          </table:table-cell>
          <table:table-cell table:style-name="V" table:number-columns-repeated="4"/>
          <table:table-cell table:style-name="ce4" office:value-type="string">
            <text:p>VLED = Anode side voltage of LED lamp </text:p>
          </table:table-cell>
          <table:table-cell table:number-columns-repeated="1017"/>
        </table:table-row>
        <table:table-row table:style-name="ro2">
          <table:table-cell office:value-type="string">
            <text:p>Vf</text:p>
          </table:table-cell>
          <table:table-cell table:style-name="ce9" office:value-type="float" office:value="2.2">
            <text:p>2,2</text:p>
          </table:table-cell>
          <table:table-cell table:style-name="V" office:value-type="float" office:value="2.2">
            <text:p>2,2 V</text:p>
          </table:table-cell>
          <table:table-cell table:number-columns-repeated="2" table:style-name="V" office:value-type="float" office:value="3.2">
            <text:p>3,2 V</text:p>
          </table:table-cell>
          <table:table-cell table:style-name="V"/>
          <table:table-cell table:style-name="ce4" office:value-type="string">
            <text:p>Vf = LED lamp forward voltage </text:p>
          </table:table-cell>
          <table:table-cell table:number-columns-repeated="1017"/>
        </table:table-row>
        <table:table-row table:style-name="ro2">
          <table:table-cell office:value-type="string">
            <text:p>N</text:p>
          </table:table-cell>
          <table:table-cell office:value-type="float" office:value="1">
            <text:p>1</text:p>
          </table:table-cell>
          <table:table-cell table:number-columns-repeated="4"/>
          <table:table-cell table:style-name="ce4" office:value-type="string">
            <text:p>N = the number of LED lamp connected in series </text:p>
          </table:table-cell>
          <table:table-cell table:number-columns-repeated="1017"/>
        </table:table-row>
        <table:table-row table:style-name="ro2" table:number-rows-repeated="1048536">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verlock" svg:font-family="Overlock" style:font-adornments="Regular"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0" number:min-integer-digits="1"/>
      <number:text> mA</number:text>
    </number:number-style>
    <number:number-style style:name="N109">
      <number:number number:decimal-places="1" number:min-integer-digits="1"/>
      <number:text> V</number:text>
    </number:number-style>
    <number:number-style style:name="N110">
      <number:number number:decimal-places="0" number:min-integer-digits="1"/>
      <number:text> mW</number:text>
    </number:number-style>
    <number:number-style style:name="N111">
      <number:number number:decimal-places="2" number:min-integer-digits="1"/>
      <number:text> mA</number:text>
    </number:number-style>
    <number:number-style style:name="N112">
      <number:number number:decimal-places="2" number:min-integer-digits="1"/>
      <number:text> kΩ</number:text>
    </number:number-style>
    <number:number-style style:name="N114P0" style:volatile="true">
      <number:number number:decimal-places="0" number:min-integer-digits="1" number:grouping="true"/>
      <number:text> €</number:text>
    </number:number-style>
    <number:number-style style:name="N114">
      <number:text>-</number:text>
      <number:number number:decimal-places="0" number:min-integer-digits="1" number:grouping="true"/>
      <number:text> €</number:text>
      <style:map style:condition="value()&gt;=0" style:apply-style-name="N114P0"/>
    </number:number-style>
    <number:number-style style:name="N115P0" style:volatile="true">
      <number:number number:decimal-places="0" number:min-integer-digits="1" number:grouping="true"/>
      <number:text> €</number:text>
    </number:number-style>
    <number:number-style style:name="N115">
      <style:text-properties fo:color="#ff0000"/>
      <number:text>-</number:text>
      <number:number number:decimal-places="0" number:min-integer-digits="1" number:grouping="true"/>
      <number:text> €</number:text>
      <style:map style:condition="value()&gt;=0" style:apply-style-name="N115P0"/>
    </number:number-style>
    <number:number-style style:name="N117P0" style:volatile="true">
      <number:number number:decimal-places="2" number:min-integer-digits="1" number:grouping="true"/>
      <number:text> €</number:text>
    </number:number-style>
    <number:number-style style:name="N117">
      <number:text>-</number:text>
      <number:number number:decimal-places="2"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style:text-properties fo:color="#ff0000"/>
      <number:text>-</number:text>
      <number:number number:decimal-places="2" number:min-integer-digits="1" number:grouping="true"/>
      <number:text> €</number:text>
      <style:map style:condition="value()&gt;=0" style:apply-style-name="N118P0"/>
    </number:number-style>
    <number:number-style style:name="N122P0" style:volatile="true">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0" number:min-integer-digits="1" number:grouping="true"/>
      <number:text> € </number:text>
    </number:number-style>
    <number:number-style style:name="N126P1" style:volatile="true">
      <number:text>-</number:text>
      <number:number number:decimal-places="0" number:min-integer-digits="1" number:grouping="true"/>
      <number:text> € </number:text>
    </number:number-style>
    <number:number-style style:name="N126P2" style:volatile="true">
      <number:text> -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 </number:text>
    </number:number-style>
    <number:number-style style:name="N134P1" style:volatile="true">
      <number:text>-</number:text>
      <number:number number:decimal-places="2" number:min-integer-digits="1" number:grouping="true"/>
      <number:text> € </number:text>
    </number:number-style>
    <number:number-style style:name="N134P2" style:volatile="true">
      <number:text> -</number:text>
      <number:number number:decimal-places="0" number:min-integer-digits="0"/>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39">
      <number:number number:decimal-places="9" number:min-integer-digits="1"/>
    </number:number-style>
    <number:number-style style:name="N140">
      <number:number number:decimal-places="8" number:min-integer-digits="1"/>
    </number:number-style>
    <number:number-style style:name="N141">
      <number:number number:decimal-places="7" number:min-integer-digits="1"/>
    </number:number-style>
    <number:number-style style:name="N142">
      <number:number number:decimal-places="6" number:min-integer-digits="1"/>
    </number:number-style>
    <number:number-style style:name="N143">
      <number:number number:decimal-places="5" number:min-integer-digits="1"/>
    </number:number-style>
    <number:number-style style:name="N144">
      <number:number number:decimal-places="4" number:min-integer-digits="1"/>
    </number:number-style>
    <number:number-style style:name="N145">
      <number:number number:decimal-places="3" number:min-integer-digits="1"/>
    </number:number-style>
    <number:number-style style:name="N146">
      <number:number number:decimal-places="1" number:min-integer-digits="1"/>
    </number:number-style>
    <number:percentage-style style:name="N147">
      <number:number number:decimal-places="1" number:min-integer-digits="1"/>
      <number:text>%</number:text>
    </number:percentage-style>
    <number:number-style style:name="N148">
      <number:number number:decimal-places="0" number:min-integer-digits="0"/>
      <number:text> %</number:text>
    </number:number-style>
    <number:number-style style:name="N149">
      <number:number number:decimal-places="0" number:min-integer-digits="1"/>
      <number:text>%</number:text>
    </number:number-style>
    <number:number-style style:name="N150">
      <number:number number:decimal-places="1" number:min-integer-digits="1" number:grouping="true"/>
    </number:number-style>
    <number:number-style style:name="N151">
      <number:number number:decimal-places="3" number:min-integer-digits="1" number:grouping="true"/>
    </number:number-style>
    <number:number-style style:name="N152">
      <number:number number:decimal-places="4" number:min-integer-digits="1" number:grouping="true"/>
    </number:number-style>
    <number:number-style style:name="N153">
      <number:number number:decimal-places="5" number:min-integer-digits="1" number:grouping="true"/>
    </number:number-style>
    <number:number-style style:name="N154">
      <number:number number:min-integer-digits="1"/>
      <number:text> kΩ</number:text>
    </number:number-style>
    <number:number-style style:name="N155">
      <number:number number:decimal-places="1" number:min-integer-digits="0"/>
    </number:number-style>
    <number:date-style style:name="N8106" number:language="de" number:country="DE">
      <number:day number:style="long"/>
      <number:text>. </number:text>
      <number:month number:textual="true"/>
      <number:text> </number:text>
      <number:year/>
    </number:date-style>
    <number:date-style style:name="N8107" number:language="de" number:country="DE">
      <number:day number:style="long"/>
      <number:text>. </number:text>
      <number:month number:textual="true"/>
    </number:date-style>
    <number:date-style style:name="N8108" number:language="de" number:country="DE">
      <number:month number:textual="true"/>
      <number:text> </number:text>
      <number:year/>
    </number:date-style>
    <number:time-style style:name="N8109" number:language="de" number:country="DE">
      <number:hours/>
      <number:text>:</number:text>
      <number:minutes number:style="long"/>
      <number:text> </number:text>
      <number:am-pm/>
    </number:time-style>
    <number:time-style style:name="N8110" number:language="de" number:country="DE">
      <number:hours/>
      <number:text>:</number:text>
      <number:minutes number:style="long"/>
      <number:text>:</number:text>
      <number:seconds number:style="long"/>
      <number:text> </number:text>
      <number:am-pm/>
    </number:time-style>
    <number:date-style style:name="N8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de" number:country="DE">
      <number:number number:decimal-places="0" number:min-integer-digits="1" number:grouping="true"/>
      <number:text>   </number:text>
    </number:number-style>
    <number:number-style style:name="N8113" number:language="de" number:country="DE">
      <number:text>-</number:text>
      <number:number number:decimal-places="0" number:min-integer-digits="1" number:grouping="true"/>
      <number:text>   </number:text>
      <style:map style:condition="value()&gt;=0" style:apply-style-name="N8113P0"/>
    </number:number-style>
    <number:number-style style:name="N8114P0" style:volatile="true" number:language="de" number:country="DE">
      <number:number number:decimal-places="0" number:min-integer-digits="1" number:grouping="true"/>
      <number:text>   </number:text>
    </number:number-style>
    <number:number-style style:name="N8114" number:language="de" number:country="DE">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de" number:country="DE">
      <number:number number:decimal-places="2" number:min-integer-digits="1" number:grouping="true"/>
      <number:text>   </number:text>
    </number:number-style>
    <number:number-style style:name="N8116" number:language="de" number:country="DE">
      <number:text>-</number:text>
      <number:number number:decimal-places="2" number:min-integer-digits="1" number:grouping="true"/>
      <number:text>   </number:text>
      <style:map style:condition="value()&gt;=0" style:apply-style-name="N8116P0"/>
    </number:number-style>
    <number:number-style style:name="N8117P0" style:volatile="true" number:language="de" number:country="DE">
      <number:number number:decimal-places="2" number:min-integer-digits="1" number:grouping="true"/>
      <number:text>   </number:text>
    </number:number-style>
    <number:number-style style:name="N8117" number:language="de" number:country="DE">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de" number:country="DE">
      <number:number number:decimal-places="0" number:min-integer-digits="1" number:grouping="true"/>
      <number:text> €</number:text>
    </number:number-style>
    <number:number-style style:name="N8119" number:language="de" number:country="DE">
      <number:text>-</number:text>
      <number:number number:decimal-places="0" number:min-integer-digits="1" number:grouping="true"/>
      <number:text> €</number:text>
      <style:map style:condition="value()&gt;=0" style:apply-style-name="N8119P0"/>
    </number:number-style>
    <number:number-style style:name="N8120P0" style:volatile="true" number:language="de" number:country="DE">
      <number:number number:decimal-places="0" number:min-integer-digits="1" number:grouping="true"/>
      <number:text> €</number:text>
    </number:number-style>
    <number:number-style style:name="N8120" number:language="de" number:country="D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de" number:country="DE">
      <number:number number:decimal-places="2" number:min-integer-digits="1" number:grouping="true"/>
      <number:text> €</number:text>
    </number:number-style>
    <number:number-style style:name="N8122" number:language="de" number:country="DE">
      <number:text>-</number:text>
      <number:number number:decimal-places="2" number:min-integer-digits="1" number:grouping="true"/>
      <number:text> €</number:text>
      <style:map style:condition="value()&gt;=0" style:apply-style-name="N8122P0"/>
    </number:number-style>
    <number:number-style style:name="N8123P0" style:volatile="true" number:language="de" number:country="DE">
      <number:number number:decimal-places="2" number:min-integer-digits="1" number:grouping="true"/>
      <number:text> €</number:text>
    </number:number-style>
    <number:number-style style:name="N8123" number:language="de" number:country="DE">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ext-properties style:font-name="Overlock" fo:font-size="12pt"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8pt" fo:font-style="normal" fo:font-weight="bold"/>
    </style:style>
    <style:style style:name="Heading1" style:family="table-cell" style:parent-style-name="Heading">
      <style:table-cell-properties style:rotation-angle="90"/>
    </style:style>
    <style:style style:name="V" style:family="table-cell" style:parent-style-name="valuesWithUnit" style:data-style-name="N109"/>
    <style:style style:name="valuesWithUnit" style:family="table-cell" style:parent-style-name="Default" style:data-style-name="N0"/>
    <style:style style:name="mA" style:family="table-cell" style:parent-style-name="valuesWithUnit" style:data-style-name="N108"/>
    <style:style style:name="kΩ" style:family="table-cell" style:parent-style-name="valuesWithUnit" style:data-style-name="N112"/>
    <style:style style:name="_30__2c_00_20_mA" style:display-name="0,00 mA" style:family="table-cell" style:parent-style-name="mA" style:data-style-name="N111"/>
    <style:style style:name="mW" style:family="table-cell" style:parent-style-name="valuesWithUnit" style:data-style-name="N110"/>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5">15.02.2015</text:date>, <text:time>15:05: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2T00:02:32.21</meta:creation-date>
    <dc:title>Stefan_20140701</dc:title>
    <meta:editing-duration>PT9H42M9S</meta:editing-duration>
    <meta:editing-cycles>10</meta:editing-cycles>
    <meta:generator>OpenOffice/4.1.1$Win32 OpenOffice.org_project/411m6$Build-9775</meta:generator>
    <meta:initial-creator>Stefan Krüger</meta:initial-creator>
    <dc:date>2015-02-15T15:05:43.26</dc:date>
    <dc:creator>Stefan Krüger</dc:creator>
    <meta:document-statistic meta:table-count="1" meta:cell-count="106" meta:object-count="0"/>
    <meta:user-defined meta:name="Info 1"/>
    <meta:user-defined meta:name="Info 2"/>
    <meta:user-defined meta:name="Info 3"/>
    <meta:user-defined meta:name="Info 4"/>
    <meta:template xlink:type="simple" xlink:actuate="onRequest" xlink:title="Stefan_20140701" xlink:href="../../../../../../Users/Stefan/AppData/Roaming/OpenOffice/4/user/template/Stefan_20140721.ots" meta:date="2015-02-12T00:02:31.80"/>
  </office:meta>
</office:document-meta>
</file>

<file path=Basic/Standard/ExportAs.xml><?xml version="1.0" encoding="utf-8"?>
<!DOCTYPE module  PUBLIC '-//OpenOffice.org//DTD OfficeDocument 1.0//EN'  'module.dtd'>
<script:module xmlns:script="http://openoffice.org/2000/script" script:name="ExportAs" script:language="StarBasic">REM  *****  BASIC  *****

Sub Main
	
End Sub

' Macro from
' https://forum.openoffice.org/en/forum/viewtopic.php?p=323621#p323621

' Explicit
Global globalDoc_OOoExtension as String 'extension used for the OOo filefornat
Global globalDoc_MSExtension as String    'extension used for the MS Office fileformat
Global globalDoc_FilterName as String    'FilterName for the export

Sub ExportAsMSOffice
	
	Dim ExportURL as new com.sun.star.util.URL 'the MS Office version of that document
	Dim oDoc as Object
	Dim opts(3) as new com.sun.star.beans.PropertyValue
	oDoc = ThisComponent
	
	' if doc hasn't been saved yet we stop   
	If oDoc.getLocation() = "" Then Exit Sub '
	
	' set the globalDoc_*  variables so we know what export filters and file extension we need
	determineDocInfo(oDoc)
	
	' compose new URL struct for MS Office document
	ExportURL = composeNewURL(oDoc.getLocation())
	
	opts(0).Name = "FilterName"
	opts(0).Value = globalDoc_FilterName
	opts(1).Name = "Overwrite"
	opts(1).Value = True
	opts(2).Name = "InteractionHandler"
	opts(2).Value = ""
	
	MsgBox oDoc.getLocation() &amp; Chr$(13) &amp; ExportURL.Complete
	oDoc.storeToURL(ExportURL.Complete,opts())
	'MsgBox CurURL.Complete &amp; " to" &amp; Chr$(13) &amp; ExpURL.Complete
	
End Sub

Function ReplaceExtension( filename$ as String) as String
	'Dim OldExt as String
	'OldExt = Right (filename, 3 )
	ReplaceExtension = Left( filename, (Len(filename) - Len(globalDoc_OOoExtension)) ) &amp; globalDoc_MSExtension
	'MsgBox filename &amp; " " &amp; ReplaceExtension
End function

Sub determineDocInfo(oDoc as Object) ' set the global variables
	If oDoc.supportsService("com.sun.star.text.TextDocument") Then
		globalDoc_FilterName  = "MS Word 97"
		globalDoc_OOoExtension  = "odt"
		globalDoc_MSExtension  = "doc"
	Elseif oDoc.supportsService("com.sun.star.sheet.SpreadsheetDocument") Then
		globalDoc_FilterName = "MS Excel 97"
		globalDoc_OOoExtension = "ods"
		globalDoc_MSExtension = "xls"
	Elseif oDoc.supportsService("com.sun.star.presentation.PresentationDocument") Then
		globalDoc_FilterName = "MS PowerPoint 97"
		globalDoc_OOoExtension = "odp"
		globalDoc_MSExtension = "ppt"
	End if
End Sub
       
       
Function composeNewURL(stringURL as String) as com.sun.star.util.URL
	Dim CurrentURL as new com.sun.star.util.URL 'the document you are editing
	Dim NewURL as new com.sun.star.util.URL
	Dim URLParser as Object, tmp as String

	CurrentURL.Complete = stringURL
	URLParser = createUnoService("com.sun.star.util.URLTransformer")
	URLParser.parseStrict(CurrentURL)   

	tmp = CurrentURL.Protocol &amp; CurrentURL.User &amp; CurrentURL.Password
	' URL.Server and URL.Port make no sence if the document is local
	If (CurrentURL.Server &lt;&gt; "") Then
	  ' CurURL.Server returns "" as a String if not set, thus we skip Server and Port
	  tmp = tmp &amp; CurrentURL.Server &amp; CurrentURL.Port
	End if

	'   tmp = tmp &amp; CurrentURL.Path &amp; "exported_" &amp; ReplaceExtension(CurrentURL.Name) &amp; CurrentURL.Arguments &amp; CurrentURL.Mark
	tmp = tmp &amp; CurrentURL.Path &amp; ReplaceExtension(CurrentURL.Name) &amp; CurrentURL.Arguments &amp; CurrentURL.Mark
	NewURL.Complete = tmp
	URLParser.parseStrict(NewURL)
	composeNewURL = NewURL
End Function


Sub TestSave

	'  https://wiki.openoffice.org/wiki/Documentation/BASIC_Guide/Documents
	Dim Doc As Object
	 
	oDoc = ThisComponent ' recommended coding for Basic

	' https://forum.openoffice.org/en/forum/viewtopic.php?p=331454#p331454
	If oDoc.hasLocation Then
		Dim filenameOriginal As String
		filenameOriginal = oDoc.getURL()
		

		Dim filenExtensionOriginal As String
		Dim filenExtensionNew As String
		filenExtensionOriginal = Right(filenameOriginal, 3)
		print filenExtensionOriginal
		
		' https://wiki.openoffice.org/wiki/Documentation/BASIC_Guide/Branching
		Select Case filenExtensionOriginal
		  Case "ods"
			' calc speadsheet
			filenExtensionNew = "xls"
		  Case "odt"
			' writer document
			filenExtensionNew = "doc"
		  Case "odp"
			' impress presentation
			filenExtensionNew = "ppt"
		  Case Else
			' don't know how to handle.
			filenExtensionNew = ""
		End Select
		
		If Len(filenExtensionNew) &gt; 0 Then
			Dim filenameNew As String
			filenameNew = Left(filenameOriginal, Len(filenameOriginal)-3)
			filenameNew = filenameNew &amp; filenExtensionNew
			print filenameNew
			
			'PropertyValue[] storeProps = new PropertyValue[1];
			'storeProps[0] = new PropertyValue();
			'storeProps[0].Name = "FilterName";
			'storeProps[0].Value = "MS Excel 97";
			' https://forum.openoffice.org/en/forum/viewtopic.php?p=91086#p91086	
			' url = ConvertToURL("C:\" &amp; filename &amp; ".xls")'Insert Your Desired Directory Path.
			oDoc.storeToURL(ConvertToURL(filename_New), Array())
			' storeToURL ??
		EndIf
	Else
	   Print "No location yet!"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A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